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958" officeooo:paragraph-rsid="00172958"/>
    </style:style>
    <style:style style:name="P2" style:family="paragraph" style:parent-style-name="Standard">
      <style:text-properties style:text-underline-style="solid" style:text-underline-width="auto" style:text-underline-color="font-color" officeooo:rsid="00172958" officeooo:paragraph-rsid="00172958"/>
    </style:style>
    <style:style style:name="P3" style:family="paragraph" style:parent-style-name="Standard">
      <style:text-properties style:text-underline-style="none" officeooo:rsid="00172958" officeooo:paragraph-rsid="00172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ion</text:p>
      <text:p text:style-name="P1">The tally score process records the score made by the 2 opposing teams in the said event.</text:p>
      <text:p text:style-name="P1"/>
      <text:p text:style-name="P2">Mission</text:p>
      <text:p text:style-name="P1">Create a software that solely focuses on processing and recording the scores </text:p>
      <text:p text:style-name="P1"/>
      <text:p text:style-name="P2">Stories</text:p>
      <text:p text:style-name="P1">As the scorer, I want to record the team who made a score</text:p>
      <text:p text:style-name="P1">As the scorer, I want to see the total scores on both teams</text:p>
      <text:p text:style-name="P1"/>
      <text:p text:style-name="P2">Use Case </text:p>
      <text:p text:style-name="P3">Name—Identifier to easily reference it by</text:p>
      <text:p text:style-name="P3">Description—Brief note</text:p>
      <text:p text:style-name="P3">Actor—Who initiates the use case</text:p>
      <text:p text:style-name="P3">Pre-conditions—What must be true before the use case is initiated</text:p>
      <text:p text:style-name="P3">Post-conditions—What is true if the use case successfully executes</text:p>
      <text:p text:style-name="P3">Main course—Steps that show the sequence of interactions</text:p>
      <text:p text:style-name="P3"/>
      <text:p text:style-name="P3">Name: Record scores </text:p>
      <text:p text:style-name="P3">Description: record scores that are made by each team</text:p>
      <text:p text:style-name="P3">Actor: Scorer</text:p>
      <text:p text:style-name="P3">Pre-conditions: Team should be one of the participants. Team scored.</text:p>
      <text:p text:style-name="P3">Post-condition: The system has stored and showed the scores</text:p>
      <text:p text:style-name="P3">Main cours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8:32:18.414502024</meta:creation-date>
    <dc:date>2014-12-15T18:44:42.598703091</dc:date>
    <meta:editing-duration>P0D</meta:editing-duration>
    <meta:editing-cycles>1</meta:editing-cycles>
    <meta:document-statistic meta:table-count="0" meta:image-count="0" meta:object-count="0" meta:page-count="1" meta:paragraph-count="20" meta:word-count="141" meta:character-count="819" meta:non-whitespace-character-count="700"/>
    <meta:generator>LibreOffice/4.2.7.2$Linux_X86_64 LibreOffice_project/420m0$Build-2</meta:generator>
  </office:meta>
</office:document-meta>
</file>